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latino Linotype" svg:font-family="'Palatino Linotype'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5c9fec" svg:stroke-linecap="butt" draw:fill="gradient" draw:fill-gradient-name="Gradient_20_1" draw:textarea-vertical-align="middle" draw:auto-grow-height="false" draw:fit-to-size="false" style:shrink-to-fit="false" fo:min-height="4.031cm" fo:min-width="7.651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2" style:family="graphic" style:parent-style-name="standard">
      <style:graphic-properties draw:stroke="solid" svg:stroke-width="0.026cm" svg:stroke-color="#4a7ebb" svg:stroke-linecap="butt" draw:fill="gradient" draw:fill-gradient-name="Gradient_20_1" draw:textarea-vertical-align="middle" draw:auto-grow-height="false" draw:fit-to-size="false" style:shrink-to-fit="false" fo:min-height="4.031cm" fo:min-width="7.651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3" style:family="graphic" style:parent-style-name="standard" style:list-style-name="L1">
      <style:graphic-properties draw:stroke="solid" svg:stroke-width="0.026cm" svg:stroke-color="#ff6600" svg:stroke-linecap="butt" draw:fill="solid" draw:fill-color="#ff6600" draw:textarea-vertical-align="middle" draw:auto-grow-height="false" draw:fit-to-size="false" style:shrink-to-fit="false" fo:min-height="1.127cm" fo:min-width="2.804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ff6600" svg:stroke-linecap="butt" draw:fill="solid" draw:fill-color="#ff6600" draw:textarea-vertical-align="middle" draw:auto-grow-height="false" draw:fit-to-size="false" style:shrink-to-fit="false" fo:min-height="1.127cm" fo:min-width="3.707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5" style:family="graphic" style:parent-style-name="standard">
      <style:graphic-properties draw:stroke="solid" svg:stroke-width="0.026cm" svg:stroke-color="#4a7ebb" svg:stroke-linecap="butt" draw:fill="solid" draw:fill-color="#ccffcc" draw:textarea-vertical-align="middle" draw:auto-grow-height="false" draw:fit-to-size="false" style:shrink-to-fit="false" fo:min-height="6.521cm" fo:min-width="5.442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4a7ebb" svg:stroke-linecap="butt" draw:fill="gradient" draw:fill-gradient-name="Gradient_20_1" draw:textarea-vertical-align="middle" draw:auto-grow-height="false" draw:fit-to-size="false" style:shrink-to-fit="false" fo:min-height="1.126cm" fo:min-width="2.588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4a7ebb" svg:stroke-linecap="butt" draw:fill="gradient" draw:fill-gradient-name="Gradient_20_1" draw:textarea-vertical-align="middle" draw:auto-grow-height="false" draw:fit-to-size="false" style:shrink-to-fit="false" fo:min-height="1.127cm" fo:min-width="2.588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  <style:paragraph-properties style:writing-mode="lr-tb"/>
    </style:style>
    <style:style style:name="gr9" style:family="graphic" style:parent-style-name="standard">
      <style:graphic-properties draw:stroke="solid" svg:stroke-width="0.071cm" svg:stroke-color="#4f81bd" draw:marker-end="msArrowOpenEnd_20_5_20_71" draw:marker-end-width="0.248cm" draw:marker-end-center="false" svg:stroke-linecap="butt" draw:fill="none" draw:textarea-vertical-align="top" draw:auto-grow-height="false" fo:min-height="0cm" fo:min-width="6.886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10" style:family="graphic" style:parent-style-name="standard">
      <style:graphic-properties draw:stroke="solid" svg:stroke-width="0.071cm" svg:stroke-color="#4f81bd" draw:marker-end="msArrowOpenEnd_20_5_20_71" draw:marker-end-width="0.248cm" draw:marker-end-center="false" svg:stroke-linecap="butt" draw:fill="none" draw:textarea-vertical-align="top" draw:auto-grow-height="false" fo:min-height="0cm" fo:min-width="6.201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11" style:family="graphic" style:parent-style-name="standard">
      <style:graphic-properties draw:stroke="solid" svg:stroke-width="0.071cm" svg:stroke-color="#4f81bd" draw:marker-end="msArrowOpenEnd_20_5_20_71" draw:marker-end-width="0.248cm" draw:marker-end-center="false" svg:stroke-linecap="butt" draw:fill="none" draw:textarea-vertical-align="top" draw:auto-grow-height="false" fo:min-height="0.104cm" fo:min-width="7.637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gr12" style:family="graphic" style:parent-style-name="standard">
      <style:graphic-properties draw:stroke="solid" svg:stroke-width="0.071cm" svg:stroke-color="#4f81bd" draw:marker-end="msArrowOpenEnd_20_5_20_71" draw:marker-end-width="0.248cm" draw:marker-end-center="false" svg:stroke-linecap="butt" draw:fill="none" draw:textarea-vertical-align="top" draw:auto-grow-height="false" fo:min-height="0.104cm" fo:min-width="6.127cm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P1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ff66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ccffcc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Palatino Linotyp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Palatino Linotyp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Magnetic Disk 3" draw:style-name="gr1" draw:text-style-name="P1" draw:layer="layout" svg:width="8.15cm" svg:height="8.56cm" svg:x="0.982cm" svg:y="1cm">
          <text:p/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Magnetic Disk 4" draw:style-name="gr2" draw:text-style-name="P1" draw:layer="layout" svg:width="8.15cm" svg:height="8.56cm" svg:x="12.644cm" svg:y="1cm">
          <text:p/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Oval 5" draw:style-name="gr3" draw:text-style-name="P3" draw:layer="layout" svg:width="4.672cm" svg:height="1.945cm" svg:x="2.278cm" svg:y="2.155cm">
          <text:p text:style-name="P2"><text:span text:style-name="T1">NeticaB</text:span><text:span text:style-name="T1">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4" draw:text-style-name="P3" draw:layer="layout" svg:width="5.949cm" svg:height="1.945cm" svg:x="1.489cm" svg:y="5.782cm">
          <text:p text:style-name="P2"><text:span text:style-name="T1">NeticaNo</text:span><text:span text:style-name="T1">d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7" draw:style-name="gr5" draw:text-style-name="P4" draw:layer="layout" svg:width="5.941cm" svg:height="6.77cm" svg:x="13.653cm" svg:y="1.7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6" draw:text-style-name="P6" draw:layer="layout" svg:width="5.001cm" svg:height="1.013cm" svg:x="14.059cm" svg:y="2.101cm">
          <text:p text:style-name="P5"><text:span text:style-name="T2">net_b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7" draw:text-style-name="P7" draw:layer="layout" svg:width="4.366cm" svg:height="1.946cm" svg:x="14.465cm" svg:y="3.62cm">
          <text:p text:style-name="P2"><text:span text:style-name="T1">node_b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8" draw:text-style-name="P7" draw:layer="layout" svg:width="4.366cm" svg:height="1.945cm" svg:x="14.067cm" svg:y="6.137cm">
          <text:p text:style-name="P2"><text:span text:style-name="T1">node_bn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7" draw:style-name="gr9" draw:text-style-name="P8" draw:layer="layout" svg:width="7.386cm" svg:height="0.038cm" svg:x="6.265cm" svg:y="2.4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9" draw:style-name="gr10" draw:text-style-name="P8" draw:layer="layout" svg:width="6.701cm" svg:height="0.001cm" svg:x="6.948cm" svg:y="3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1" draw:style-name="gr11" draw:text-style-name="P8" draw:layer="layout" svg:width="8.137cm" svg:height="0.354cm" svg:x="6.568cm" svg:y="6.0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12" draw:text-style-name="P8" draw:layer="layout" svg:width="6.627cm" svg:height="0.354cm" svg:x="7.437cm" svg:y="6.755cm">
          <text:p/>
          <draw:enhanced-geometry draw:mirror-horizontal="true" draw:mirror-vertical="true" svg:viewBox="0 0 21600 21600" draw:type="mso-spt32" draw:enhanced-path="M 0 0 L 21600 21600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alatino Linotype" svg:font-family="'Palatino Linotype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e7fcc" draw:end-color="#a4c1ff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OpenEnd_20_5_20_71" draw:display-name="msArrowOpenEnd 5 71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742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15:23:18.636524418</meta:creation-date>
    <dc:date>2022-04-04T15:31:53.141273437</dc:date>
    <meta:editing-duration>PT8M35S</meta:editing-duration>
    <meta:editing-cycles>1</meta:editing-cycles>
    <meta:document-statistic meta:object-count="12"/>
    <meta:generator>LibreOffice/7.2.6.2$Linux_X86_64 LibreOffice_project/20$Build-2</meta:generator>
  </office:meta>
</office:document-meta>
</file>